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2000001DFD2A0C969E75E53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74a1" officeooo:paragraph-rsid="000e74a1"/>
    </style:style>
    <style:style style:name="P2" style:family="paragraph" style:parent-style-name="Standard">
      <style:text-properties officeooo:rsid="000ff6b7" officeooo:paragraph-rsid="000ff6b7"/>
    </style:style>
    <style:style style:name="T1" style:family="text">
      <style:text-properties officeooo:rsid="001299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 <text:span text:style-name="T1">61</text:span></text:p>
      <text:p text:style-name="P1"/>
      <text:p text:style-name="P1"><draw:frame draw:style-name="fr1" draw:name="Figura1" text:anchor-type="paragraph" svg:width="17cm" svg:height="7.47cm" draw:z-index="0"><draw:image xlink:href="Pictures/1000000000000442000001DFD2A0C969E75E53B9.png" xlink:type="simple" xlink:show="embed" xlink:actuate="onLoad"/></draw:frame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37:10.035000000</meta:creation-date>
    <dc:date>2018-02-09T13:52:32.126000000</dc:date>
    <meta:editing-duration>PT12M12S</meta:editing-duration>
    <meta:editing-cycles>4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2" meta:character-count="5" meta:non-whitespace-character-count="4"/>
  </office:meta>
</office:document-meta>
</file>